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1" svg:font-family="'Lucida Sans'" style:font-pitch="variable"/>
    <style:font-face style:name="MS Gothic" svg:font-family="'MS Gothic'" style:font-pitch="variable"/>
    <style:font-face style:name="Noto Sans KR3" svg:font-family="'Noto Sans KR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erif KR" svg:font-family="'Noto Serif KR'" style:font-family-generic="roman" style:font-pitch="variable"/>
    <style:font-face style:name="Noto Sans1" svg:font-family="'Noto Sans'" style:font-family-generic="swiss" style:font-pitch="variable"/>
    <style:font-face style:name="Noto Sans KR1" svg:font-family="'Noto Sans KR'" style:font-family-generic="swiss" style:font-pitch="variable"/>
    <style:font-face style:name="Lucida Sans" svg:font-family="'Lucida Sans'" style:font-family-generic="system" style:font-pitch="variable"/>
    <style:font-face style:name="Noto Sans KR2" svg:font-family="'Noto Sans KR'" style:font-family-generic="system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55cm" fo:min-width="1.838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55cm" fo:min-width="1.839cm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55cm" fo:min-width="1.839cm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55cm" fo:min-width="1.838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1.597cm" fo:min-width="0.616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1.597cm" fo:min-width="0.617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3465a4" draw:secondary-fill-color="#d4ea6b" draw:opacity="100%" draw:textarea-horizontal-align="center" draw:textarea-vertical-align="middle" draw:auto-grow-height="false" draw:fit-to-size="false" style:shrink-to-fit="false" fo:min-height="0.214cm" fo:min-width="0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422cm" fo:min-width="1.761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422cm" fo:min-width="1.76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2.855cm" fo:min-width="1.401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2.855cm" fo:min-width="1.4cm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212cm" svg:stroke-color="#3465a4" draw:marker-start-width="0.518cm" draw:marker-end="화살촉_20_1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df5e6" draw:textarea-horizontal-align="justify" draw:textarea-vertical-align="middle" draw:auto-grow-height="false" fo:min-height="0.592cm" fo:min-width="2.767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df5e6" draw:textarea-horizontal-align="justify" draw:textarea-vertical-align="middle" draw:auto-grow-height="false" fo:min-height="1.456cm" fo:min-width="2.726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fdf5e6" draw:textarea-horizontal-align="justify" draw:textarea-vertical-align="middle" draw:auto-grow-height="false" fo:min-height="0.591cm" fo:min-width="2.767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df5e6" draw:textarea-horizontal-align="justify" draw:textarea-vertical-align="middle" draw:auto-grow-height="false" fo:min-height="4.468cm" fo:min-width="0.159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df5e6" draw:textarea-horizontal-align="justify" draw:textarea-vertical-align="middle" draw:auto-grow-height="false" fo:min-height="4.468cm" fo:min-width="0.161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cm" fo:min-width="0.09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cm" fo:min-width="0.091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41cm" fo:min-width="0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df5e6" draw:textarea-horizontal-align="justify" draw:textarea-vertical-align="middle" draw:auto-grow-height="false" fo:min-height="3cm" fo:min-width="6.5cm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106cm" svg:stroke-color="#000000" draw:marker-start-width="0.36cm" draw:marker-end-width="0.36cm" draw:fill="none" draw:textarea-vertical-align="middle" fo:padding-top="0.179cm" fo:padding-bottom="0.179cm" fo:padding-left="0.304cm" fo:padding-right="0.304cm"/>
    </style:style>
    <style:style style:name="gr23" style:family="graphic" style:parent-style-name="standard">
      <style:graphic-properties draw:stroke="none" svg:stroke-width="0cm" draw:marker-start-width="0.518cm" draw:marker-end-width="0.518cm" draw:fill="solid" draw:fill-color="#000000" draw:opacity="100%" draw:textarea-horizontal-align="center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draw:stroke="none" svg:stroke-width="0.053cm" draw:marker-start-width="0.598cm" draw:marker-end-width="0.598cm" draw:fill-color="#000000" draw:textarea-horizontal-align="justify" draw:textarea-vertical-align="middle" draw:auto-grow-height="false" fo:min-height="1.696cm" fo:min-width="1.446cm" fo:padding-top="0.258cm" fo:padding-bottom="0.258cm" fo:padding-left="0.383cm" fo:padding-right="0.383cm" draw:shadow="hidden"/>
    </style:style>
    <style:style style:name="gr25" style:family="graphic" style:parent-style-name="standard">
      <style:graphic-properties draw:stroke="none" draw:textarea-horizontal-align="justify" draw:textarea-vertical-align="middle" draw:auto-grow-height="false" fo:min-height="1.79cm" fo:min-width="1.541cm"/>
    </style:style>
    <style:style style:name="gr26" style:family="graphic" style:parent-style-name="standard">
      <style:graphic-properties draw:stroke="none" draw:fill-color="#ff00ff" draw:textarea-horizontal-align="justify" draw:textarea-vertical-align="middle" draw:auto-grow-height="false" fo:min-height="1.79cm" fo:min-width="1.541cm"/>
    </style:style>
    <style:style style:name="gr27" style:family="graphic" style:parent-style-name="standard">
      <style:graphic-properties draw:stroke="none" draw:fill-color="#00ffff" draw:textarea-horizontal-align="justify" draw:textarea-vertical-align="middle" draw:auto-grow-height="false" fo:min-height="1.79cm" fo:min-width="1.541cm"/>
    </style:style>
    <style:style style:name="gr28" style:family="graphic" style:parent-style-name="standard">
      <style:graphic-properties draw:stroke="none" draw:fill-color="#ffff00" draw:textarea-horizontal-align="justify" draw:textarea-vertical-align="middle" draw:auto-grow-height="false" fo:min-height="1.79cm" fo:min-width="1.541cm"/>
    </style:style>
    <style:style style:name="gr29" style:family="graphic" style:parent-style-name="standard">
      <style:graphic-properties draw:stroke="none" draw:fill-color="#000000" draw:textarea-horizontal-align="justify" draw:textarea-vertical-align="middle" draw:auto-grow-height="false" fo:min-height="1.79cm" fo:min-width="1.541cm"/>
    </style:style>
    <style:style style:name="P1" style:family="paragraph">
      <loext:graphic-properties draw:fill="solid" draw:fill-color="#fdf5e6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3465a4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df5e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00ff"/>
      <style:paragraph-properties fo:text-align="center"/>
    </style:style>
    <style:style style:name="P10" style:family="paragraph">
      <loext:graphic-properties draw:fill-color="#00ffff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2.444cm" svg:height="3.906cm" svg:x="0.5cm" svg:y="0.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45cm" svg:height="3.906cm" svg:x="2.944cm" svg:y="0.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45cm" svg:height="3.906cm" svg:x="6.611cm" svg:y="0.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44cm" svg:height="3.906cm" svg:x="9.056cm" svg:y="0.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6.611cm" svg:y="2.8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23cm" svg:height="1.953cm" svg:x="7.833cm" svg:y="2.8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6.611cm" svg:y="0.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23cm" svg:height="1.953cm" svg:x="7.833cm" svg:y="0.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9.056cm" svg:y="0.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10.278cm" svg:y="0.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9.056cm" svg:y="2.8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10.278cm" svg:y="2.883cm">
          <text:p/>
          <draw:enhanced-geometry svg:viewBox="0 0 21600 21600" draw:type="rectangle" draw:enhanced-path="M 0 0 L 21600 0 21600 21600 0 21600 0 0 Z N"/>
        </draw:custom-shape>
        <draw:custom-shape draw:name="Simple" draw:style-name="gr7" draw:text-style-name="P3" draw:layer="layout" svg:width="0.489cm" svg:height="0.499cm" svg:x="5.633cm" svg:y="4.581cm">
          <text:p text:style-name="P2"><text:span text:style-name="T1">,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2" draw:style-name="dp1" draw:master-page-name="기본값">
        <draw:custom-shape draw:style-name="gr8" draw:text-style-name="P1" draw:layer="layout" svg:width="2.367cm" svg:height="3.778cm" svg:x="0.5cm" svg:y="0.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66cm" svg:height="3.778cm" svg:x="0.737cm" svg:y="1.1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367cm" svg:height="3.778cm" svg:x="0.973cm" svg:y="1.3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07cm" svg:height="3.211cm" svg:x="4.76cm" svg:y="1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006cm" svg:height="3.211cm" svg:x="7.127cm" svg:y="1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07cm" svg:height="3.211cm" svg:x="9.493cm" svg:y="1.588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3.577cm" svg:y1="3.005cm" svg:x2="4.524cm" svg:y2="3.005cm">
          <text:p/>
        </draw:line>
      </draw:page>
      <draw:page draw:name="page3" draw:style-name="dp1" draw:master-page-name="기본값">
        <draw:custom-shape draw:style-name="gr13" draw:text-style-name="P1" draw:layer="layout" svg:width="5.049cm" svg:height="1.338cm" draw:transform="rotate (1.5707963267949) translate (0.5cm 5.528cm)">
          <text:p/>
          <draw:enhanced-geometry svg:viewBox="0 0 21600 21600" draw:mirror-vertical="true" draw:glue-points="?f6 0 10800 ?f8 ?f11 10800 ?f9 21600 10800 ?f10 ?f5 10800" draw:text-areas="?f3 ?f3 ?f4 ?f4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4.456cm" svg:height="2.378cm" draw:transform="rotate (1.5707963267949) translate (0.5cm 5.523cm)">
          <text:p/>
          <draw:enhanced-geometry svg:viewBox="0 0 21600 21600" draw:mirror-vertical="true" draw:glue-points="?f6 0 10800 ?f8 ?f11 10800 ?f9 21600 10800 ?f10 ?f5 10800" draw:text-areas="?f3 ?f3 ?f4 ?f4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5.049cm" svg:height="1.338cm" draw:transform="rotate (1.5707963267949) translate (2.284cm 5.528cm)">
          <text:p/>
          <draw:enhanced-geometry svg:viewBox="0 0 21600 21600" draw:mirror-vertical="true" draw:glue-points="?f6 0 10800 ?f8 ?f11 10800 ?f9 21600 10800 ?f10 ?f5 10800" draw:text-areas="?f3 ?f3 ?f4 ?f4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4.456cm" svg:height="2.378cm" draw:transform="rotate (1.5707963267949) translate (2.284cm 5.523cm)">
          <text:p/>
          <draw:enhanced-geometry svg:viewBox="0 0 21600 21600" draw:mirror-vertical="true" draw:glue-points="?f6 0 10800 ?f8 ?f11 10800 ?f9 21600 10800 ?f10 ?f5 10800" draw:text-areas="?f3 ?f3 ?f4 ?f4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5.049cm" svg:height="1.337cm" draw:transform="rotate (1.5707963267949) translate (4.068cm 5.528cm)">
          <text:p/>
          <draw:enhanced-geometry svg:viewBox="0 0 21600 21600" draw:mirror-vertical="true" draw:glue-points="?f6 0 10800 ?f8 ?f11 10800 ?f9 21600 10800 ?f10 ?f5 10800" draw:text-areas="?f3 ?f3 ?f4 ?f4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4.456cm" svg:height="2.378cm" draw:transform="rotate (1.5707963267949) translate (4.068cm 5.523cm)">
          <text:p/>
          <draw:enhanced-geometry svg:viewBox="0 0 21600 21600" draw:mirror-vertical="true" draw:glue-points="?f6 0 10800 ?f8 ?f11 10800 ?f9 21600 10800 ?f10 ?f5 10800" draw:text-areas="?f3 ?f3 ?f4 ?f4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5" draw:layer="layout" svg:width="0.693cm" svg:height="4.752cm" svg:x="9.419cm" svg:y="0.7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695cm" svg:height="4.752cm" svg:x="10.112cm" svg:y="0.7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693cm" svg:height="4.752cm" svg:x="10.807cm" svg:y="0.7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742cm" svg:height="0.155cm" draw:transform="rotate (1.5707963267949) translate (0.5cm 2.333cm)">
          <text:p/>
          <draw:enhanced-geometry svg:viewBox="0 0 21600 21600" draw:mirror-vertical="true" draw:glue-points="?f6 0 10800 ?f8 ?f11 10800 ?f9 21600 10800 ?f10 ?f5 10800" draw:text-areas="?f3 ?f3 ?f4 ?f4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0.743cm" svg:height="0.154cm" draw:transform="rotate (1.5707963267949) translate (2.284cm 3.146cm)">
          <text:p/>
          <draw:enhanced-geometry svg:viewBox="0 0 21600 21600" draw:mirror-vertical="true" draw:glue-points="?f6 0 10800 ?f8 ?f11 10800 ?f9 21600 10800 ?f10 ?f5 10800" draw:text-areas="?f3 ?f3 ?f4 ?f4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0.743cm" svg:height="0.154cm" draw:transform="rotate (1.5707963267949) translate (4.068cm 4.037cm)">
          <text:p/>
          <draw:enhanced-geometry svg:viewBox="0 0 21600 21600" draw:mirror-vertical="true" draw:glue-points="?f6 0 10800 ?f8 ?f11 10800 ?f9 21600 10800 ?f10 ?f5 10800" draw:text-areas="?f3 ?f3 ?f4 ?f4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6" draw:layer="layout" svg:width="0.298cm" svg:height="0.891cm" svg:x="9.597cm" svg:y="0.8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297cm" svg:height="0.891cm" svg:x="10.311cm" svg:y="1.6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298cm" svg:height="0.891cm" svg:x="11.024cm" svg:y="2.56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기본값">
        <draw:path draw:style-name="gr21" draw:text-style-name="P5" draw:layer="layout" svg:width="6.999cm" svg:height="3.082cm" svg:x="1.5cm" svg:y="2.5cm" svg:viewBox="0 0 7000 3083" svg:d="M6336 2731c-164-243-377-343-619-374-400-50-815-116-1156-342-278-184-492-457-781-619-247-138-555-108-831-163-263-53-498-183-749-260-318-98-519-386-781-570-251-176-534-302-820-403h6401v3083c-228-115-522-142-664-352zM0 38v-38h139c-47 11-93 25-139 38z">
          <text:p/>
        </draw:path>
        <draw:line draw:style-name="gr22" draw:text-style-name="P4" draw:layer="layout" svg:x1="8.5cm" svg:y1="0.5cm" svg:x2="8.5cm" svg:y2="2cm">
          <text:p/>
        </draw:line>
        <draw:line draw:style-name="gr22" draw:text-style-name="P4" draw:layer="layout" svg:x1="9cm" svg:y1="2.5cm" svg:x2="10.5cm" svg:y2="2.5cm">
          <text:p/>
        </draw:line>
      </draw:page>
      <draw:page draw:name="page5" draw:style-name="dp1" draw:master-page-name="기본값">
        <draw:path draw:style-name="gr23" draw:text-style-name="P7" draw:layer="layout" svg:width="3.999cm" svg:height="3.999cm" svg:x="4cm" svg:y="1cm" svg:viewBox="0 0 4000 4000" svg:d="M3248 2000c0-29-1-60-3-89h755v89 89h-755c2-29 3-59 3-89zM2000 753c-29 0-60 1-89 3v-756h89 89v756c-29-2-59-3-89-3zM753 2001c0 29 1 59 3 88h-756v-89-89h756c-2 29-3 60-3 90zM2000 3248c30 0 60-1 89-3v755h-89-89v-755c29 2 60 3 89 3z">
          <text:p/>
        </draw:path>
        <draw:path draw:style-name="gr24" draw:text-style-name="P8" draw:layer="layout" svg:width="2.487cm" svg:height="2.487cm" svg:x="4.756cm" svg:y="1.756cm" svg:viewBox="0 0 2488 2488" svg:d="M1978 1670c-74 128-180 234-308 308-104 60-218 97-337 109v-754h754c-12 119-49 233-109 337zM827 1978c-128-74-234-180-308-308-60-104-97-218-109-337h745v753c-115-13-227-50-328-108zM519 827c74-128 180-234 308-308 101-58 213-95 328-108v744h-744c13-115 50-227 108-328zM1670 519c128 74 234 180 308 308 58 101 95 213 108 328h-753v-745c119 12 233 49 337 109zM2161 1775c78-135 124-286 137-442h190c-5 79-18 158-38 234-29 105-70 206-125 301s-122 182-199 258c-76 77-163 144-258 199s-196 96-301 125c-76 20-155 33-234 38v-190c156-13 307-59 442-137 160-93 293-226 386-386zM2161 722c-93-160-226-293-386-385-135-78-286-126-442-138v-199c79 6 158 19 234 40 105 27 206 69 301 124s182 121 258 198c77 77 144 163 199 259 55 95 96 196 125 300 20 77 33 154 38 234h-191c-13-152-60-300-136-433zM722 337c-160 92-293 225-385 385-77 133-124 281-137 433h-200c6-80 19-157 40-234 27-104 69-205 124-300 55-96 121-182 198-259s163-143 259-198c95-55 196-97 300-124 77-21 154-34 234-40v200c-152 13-300 60-433 137zM337 1775c92 160 225 293 385 386 133 76 281 123 433 136v191c-80-5-157-18-234-38-104-29-205-70-300-125-96-55-182-122-259-199-77-76-143-163-198-258s-97-196-124-301c-21-76-34-155-40-234h199c12 156 60 307 138 442z">
          <text:p/>
        </draw:path>
      </draw:page>
      <draw:page draw:name="page6" draw:style-name="dp1" draw:master-page-name="기본값">
        <draw:custom-shape draw:style-name="gr25" draw:text-style-name="P6" draw:layer="layout" svg:width="2.041cm" svg:height="2.04cm" svg:x="1cm" svg:y="1.9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041cm" svg:height="2.04cm" svg:x="3.653cm" svg:y="1.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2.041cm" svg:height="2.04cm" svg:x="1cm" svg:y="1.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.041cm" svg:height="2.04cm" svg:x="1cm" svg:y="1.9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041cm" svg:height="2.04cm" svg:x="6.306cm" svg:y="1.9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2.041cm" svg:height="2.04cm" svg:x="8.959cm" svg:y="1.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1" svg:font-family="'Lucida Sans'" style:font-pitch="variable"/>
    <style:font-face style:name="MS Gothic" svg:font-family="'MS Gothic'" style:font-pitch="variable"/>
    <style:font-face style:name="Noto Sans KR3" svg:font-family="'Noto Sans KR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erif KR" svg:font-family="'Noto Serif KR'" style:font-family-generic="roman" style:font-pitch="variable"/>
    <style:font-face style:name="Noto Sans1" svg:font-family="'Noto Sans'" style:font-family-generic="swiss" style:font-pitch="variable"/>
    <style:font-face style:name="Noto Sans KR1" svg:font-family="'Noto Sans KR'" style:font-family-generic="swiss" style:font-pitch="variable"/>
    <style:font-face style:name="Lucida Sans" svg:font-family="'Lucida Sans'" style:font-family-generic="system" style:font-pitch="variable"/>
    <style:font-face style:name="Noto Sans KR2" svg:font-family="'Noto Sans KR'" style:font-family-generic="system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2" style:font-family-asian="'Noto Sans K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3T10:03:05.114000000</meta:creation-date>
    <dc:date>2022-06-07T00:56:00.847000000</dc:date>
    <meta:editing-duration>PT10M50S</meta:editing-duration>
    <meta:editing-cycles>4</meta:editing-cycles>
    <meta:generator>LibreOffice/7.1.4.2$Windows_X86_64 LibreOffice_project/a529a4fab45b75fefc5b6226684193eb000654f6</meta:generator>
    <meta:document-statistic meta:object-count="46"/>
  </office:meta>
</office:document-meta>
</file>